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35in"/>
    </style:style>
    <style:style style:name="T65" style:family="text">
      <style:text-properties fo:letter-spacing="-0.0063in"/>
    </style:style>
    <style:style style:name="T66" style:family="text">
      <style:text-properties fo:letter-spacing="-0.0063in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1">OBSERVACIONES</text:span>: <text:span text:style-name="T44"><text:placeholder text:placeholder-type="text">&lt;o.comment&gt;</text:placeholder></text:span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3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2"><text:placeholder text:placeholder-type="text">&lt;"CBU de PAGO: %s" % (o.partner_bank_id.cbu or "")&gt;</text:placeholder></text:p>
            <text:p text:style-name="P74"><text:placeholder text:placeholder-type="text">&lt;/if&gt;</text:placeholder></text:p>
            <text:p text:style-name="P74"><text:text-input text:description="&lt;if test=&quot;o.currency_id != o.company_id.currency_id or o._fields.get('move_currency_id') and o.move_currency_id&quot;&gt;">if</text:text-input></text:p>
            <text:p text:style-name="P7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4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5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3228in" svg:width="2.5055in" draw:z-index="2"><draw:text-box fo:min-height="0.2929in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23T15:23:55.867768550</dc:date>
    <meta:editing-duration>P3DT10H54M50S</meta:editing-duration>
    <meta:editing-cycles>481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35" meta:character-count="2674" meta:non-whitespace-character-count="2484"/>
  </office:meta>
</office:document-meta>
</file>